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b7860" officeooo:paragraph-rsid="001b7860"/>
    </style:style>
    <style:style style:name="P2" style:family="paragraph" style:parent-style-name="Header">
      <style:text-properties officeooo:rsid="001b7860" officeooo:paragraph-rsid="001b7860"/>
    </style:style>
    <style:style style:name="P3" style:family="paragraph" style:parent-style-name="Heading_20_1">
      <style:text-properties officeooo:paragraph-rsid="001fc0c7"/>
    </style:style>
    <style:style style:name="P4" style:family="paragraph" style:parent-style-name="Text_20_body">
      <style:text-properties fo:font-style="italic" officeooo:rsid="001b7860" officeooo:paragraph-rsid="001b7860" style:font-style-asian="italic" style:font-style-complex="italic"/>
    </style:style>
    <style:style style:name="P5" style:family="paragraph" style:parent-style-name="Text_20_body">
      <style:text-properties fo:font-style="italic" officeooo:rsid="001e1bdf" officeooo:paragraph-rsid="001e1bdf" style:font-style-asian="italic" style:font-style-complex="italic"/>
    </style:style>
    <style:style style:name="P6" style:family="paragraph" style:parent-style-name="Text_20_body">
      <style:text-properties fo:font-style="italic" officeooo:rsid="001fc0c7" officeooo:paragraph-rsid="001fc0c7" style:font-style-asian="italic" style:font-style-complex="italic"/>
    </style:style>
    <style:style style:name="P7" style:family="paragraph" style:parent-style-name="Text_20_body">
      <style:text-properties fo:font-style="italic" officeooo:rsid="001c8c4f" officeooo:paragraph-rsid="001c8c4f" style:font-style-asian="italic" style:font-style-complex="italic"/>
    </style:style>
    <style:style style:name="P8" style:family="paragraph" style:parent-style-name="Text_20_body">
      <style:text-properties fo:font-style="normal" officeooo:rsid="001b7860" officeooo:paragraph-rsid="001b7860" style:font-style-asian="normal" style:font-style-complex="normal"/>
    </style:style>
    <style:style style:name="P9" style:family="paragraph" style:parent-style-name="Text_20_body">
      <style:text-properties officeooo:rsid="001c8c4f" officeooo:paragraph-rsid="001c8c4f"/>
    </style:style>
    <style:style style:name="P10" style:family="paragraph" style:parent-style-name="Text_20_body">
      <style:text-properties officeooo:paragraph-rsid="001f83e4"/>
    </style:style>
    <style:style style:name="P11" style:family="paragraph" style:parent-style-name="Text_20_body">
      <style:text-properties officeooo:paragraph-rsid="001fc0c7"/>
    </style:style>
    <style:style style:name="T1" style:family="text">
      <style:text-properties officeooo:rsid="001b78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83e4" style:font-style-asian="italic" style:font-style-complex="italic"/>
    </style:style>
    <style:style style:name="T4" style:family="text">
      <style:text-properties fo:font-style="italic" officeooo:rsid="001fc0c7" style:font-style-asian="italic" style:font-style-complex="italic"/>
    </style:style>
    <style:style style:name="T5" style:family="text">
      <style:text-properties officeooo:rsid="001f83e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83e4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UD1. </text:span>Psicología del color</text:p>
      <text:p text:style-name="Standard"/>
      <text:p text:style-name="Standard">Busca un ejemplo de sitio web cuya interfaz incluya uno de los siguiente colores e indica qué emoción se persigue conseguir con el uso de cada color:</text:p>
      <text:p text:style-name="Standard"/>
      <text:h text:style-name="Heading_20_1" text:outline-level="1">Rojo</text:h>
      <text:p text:style-name="P4"><text:a xlink:type="simple" xlink:href="https://www.psoe.es/" text:style-name="Internet_20_link" text:visited-style-name="Visited_20_Internet_20_Link">Sitio web del PSOE.</text:a></text:p>
      <text:p text:style-name="P8">Por parte de este partido político, se observa que buscan producir un efecto de compromiso, de fraternidad, pasión y fuerza. </text:p>
      <text:h text:style-name="Heading_20_1" text:outline-level="1">Naranja</text:h>
      <text:p text:style-name="P9"><text:a xlink:type="simple" xlink:href="https://www.ciudadanos-cs.org/" text:style-name="Internet_20_link" text:visited-style-name="Visited_20_Internet_20_Link"><text:span text:style-name="T2">Sitio web de Ciudadanos.</text:span></text:a></text:p>
      <text:p text:style-name="P7"><text:span text:style-name="T5">Observo una relación con la c</text:span>olaboración, <text:span text:style-name="T5">la </text:span>voluntad, <text:s/><text:span text:style-name="T5">la </text:span>libertad, <text:span text:style-name="T5">o el </text:span>progreso.</text:p>
      <text:h text:style-name="Heading_20_1" text:outline-level="1">Amarillo</text:h>
      <text:p text:style-name="Text_20_body"><text:a xlink:type="simple" xlink:href="https://www.pansandcompany.com/" text:style-name="Internet_20_link" text:visited-style-name="Visited_20_Internet_20_Link"><text:span text:style-name="T2">Sitio web de Pan’s &amp; Company</text:span></text:a></text:p>
      <text:p text:style-name="P7"><text:span text:style-name="T5">Busca unos términos </text:span><text:span text:style-name="T7">desenfadados</text:span><text:span text:style-name="T5">, de </text:span><text:span text:style-name="T7">divertirse</text:span><text:span text:style-name="T5"> en compañía (</text:span><text:span text:style-name="T7">u</text:span><text:span text:style-name="T6">nión</text:span><text:span text:style-name="T5">).</text:span></text:p>
      <text:h text:style-name="Heading_20_1" text:outline-level="1">Verde</text:h>
      <text:p text:style-name="P5"><text:a xlink:type="simple" xlink:href="https://www.ecoembes.com/es" text:style-name="Internet_20_link" text:visited-style-name="Visited_20_Internet_20_Link">Sitio web de Ecoembes</text:a></text:p>
      <text:p text:style-name="P5"><text:span text:style-name="T5">Relaciono la l</text:span><text:span text:style-name="T6">impieza</text:span>, <text:span text:style-name="T6">naturaleza</text:span> <text:span text:style-name="T5">y el </text:span><text:span text:style-name="T7">compromiso</text:span><text:span text:style-name="T5"> con ella.</text:span></text:p>
      <text:h text:style-name="Heading_20_1" text:outline-level="1">Azul</text:h>
      <text:p text:style-name="P5"><text:a xlink:type="simple" xlink:href="https://www.dropbox.com/es" text:style-name="Internet_20_link" text:visited-style-name="Visited_20_Internet_20_Link">Sitio web de Dropbox</text:a></text:p>
      <text:p text:style-name="P5">Sencillez, productividad, comodidad</text:p>
      <text:h text:style-name="Heading_20_1" text:outline-level="1">Rosa</text:h>
      <text:p text:style-name="P5"><text:a xlink:type="simple" xlink:href="https://www.ausonia.es/es-es" text:style-name="Internet_20_link" text:visited-style-name="Visited_20_Internet_20_Link">Sitio web de Ausonia</text:a></text:p>
      <text:p text:style-name="P5">Seguridad, compromiso, cuidado</text:p>
      <text:h text:style-name="Heading_20_1" text:outline-level="1"><text:soft-page-break/>Morado</text:h>
      <text:p text:style-name="P5"><text:a xlink:type="simple" xlink:href="https://podemos.info/" text:style-name="Internet_20_link" text:visited-style-name="Visited_20_Internet_20_Link">Sitio web de Podemos</text:a></text:p>
      <text:p text:style-name="P6">Lealtad, honestidad, unidad, libertad.</text:p>
      <text:h text:style-name="Heading_20_1" text:outline-level="1">Marrón</text:h>
      <text:p text:style-name="P10"><text:a xlink:type="simple" xlink:href="https://www.victorioandlucchino.com/" text:style-name="Internet_20_link" text:visited-style-name="Visited_20_Internet_20_Link"><text:span text:style-name="T3">Sitio web de Victorio &amp; Lucchino</text:span></text:a></text:p>
      <text:p text:style-name="P11"><text:span text:style-name="T4">Exclusividad, naturaleza.</text:span></text:p>
      <text:h text:style-name="Heading_20_1" text:outline-level="1">Negro</text:h>
      <text:p text:style-name="P6"><text:a xlink:type="simple" xlink:href="https://www.chanel.com/us/fragrance/" text:style-name="Internet_20_link" text:visited-style-name="Visited_20_Internet_20_Link">Sitio web de Channel</text:a></text:p>
      <text:p text:style-name="P11"><text:span text:style-name="T4">Elegancia, sofisticación.</text:span></text:p>
      <text:h text:style-name="P3" text:outline-level="1">Blanco</text:h>
      <text:p text:style-name="P6"><text:a xlink:type="simple" xlink:href="https://www.apple.com/es/" text:style-name="Internet_20_link" text:visited-style-name="Visited_20_Internet_20_Link">Sitio web de Apple</text:a></text:p>
      <text:p text:style-name="P6">Limpieza, orden, simpleza, eficaci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7860" officeooo:paragraph-rsid="001b7860"/>
    </style:style>
    <style:style style:name="MP2" style:family="paragraph" style:parent-style-name="Footer">
      <style:text-properties officeooo:rsid="001b7860" officeooo:paragraph-rsid="001b78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seño de Interfaces Web<text:tab/>I.E.S. Doñana<text:tab/>2º DAW 2021/2022</text:p>
      </style:header>
      <style:footer>
        <text:p text:style-name="MP2">Eduardo Martínez Romero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6:09:47.968154048</meta:creation-date>
    <dc:date>2021-09-30T16:59:34.223142168</dc:date>
    <meta:editing-duration>PT7M22S</meta:editing-duration>
    <meta:editing-cycles>1</meta:editing-cycles>
    <meta:document-statistic meta:table-count="0" meta:image-count="0" meta:object-count="0" meta:page-count="2" meta:paragraph-count="34" meta:word-count="167" meta:character-count="1056" meta:non-whitespace-character-count="920"/>
    <meta:generator>LibreOffice/7.1.6.2$Linux_X86_64 LibreOffice_project/10$Build-2</meta:generator>
  </office:meta>
</office:document-meta>
</file>